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152b35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djangocon-finland-2011-title">
      <style:graphic-properties draw:auto-grow-height="true" fo:min-height="3.089cm"/>
    </style:style>
    <style:style style:name="pr2" style:family="presentation" style:parent-style-name="djangocon-finland-2011-subtitle">
      <style:graphic-properties draw:fill-color="#ffffff" draw:auto-grow-height="true" fo:min-height="3.975cm"/>
    </style:style>
    <style:style style:name="pr3" style:family="presentation" style:parent-style-name="djangocon-finland-2011-notes">
      <style:graphic-properties draw:fill-color="#ffffff" draw:auto-grow-height="true" fo:min-height="12.572cm"/>
    </style:style>
    <style:style style:name="pr4" style:family="presentation" style:parent-style-name="djangocon-finland-2011-title">
      <style:graphic-properties draw:auto-grow-height="true" fo:min-height="1.568cm"/>
    </style:style>
    <style:style style:name="pr5" style:family="presentation" style:parent-style-name="djangocon-finland-2011-subtitle">
      <style:graphic-properties draw:fill-color="#ffffff" draw:auto-grow-height="true" fo:min-height="3.34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text-properties fo:color="#ffffcc"/>
    </style:style>
    <style:style style:name="P3" style:family="paragraph">
      <style:text-properties fo:color="#ffffcc" fo:font-family="'gill sans'" style:font-family-generic="swiss" fo:font-size="80pt" style:font-size-asian="80pt" style:font-size-complex="80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indent="0cm" style:writing-mode="lr-tb" style:font-independent-line-spacing="true"/>
      <style:text-properties fo:font-size="24pt"/>
    </style:style>
    <style:style style:name="P6" style:family="paragraph">
      <style:paragraph-properties fo:margin-left="0cm" fo:margin-right="0cm" fo:text-align="center" fo:text-indent="0cm" style:writing-mode="lr-tb"/>
    </style:style>
    <style:style style:name="P7" style:family="paragraph">
      <style:paragraph-properties fo:margin-left="0cm" fo:margin-right="0cm" fo:line-height="100%" fo:text-align="center" fo:text-indent="0cm" style:line-break="strict" style:writing-mode="lr-tb"/>
    </style:style>
    <style:style style:name="P8" style:family="paragraph">
      <style:paragraph-properties fo:margin-left="0cm" fo:margin-right="0cm" fo:text-align="center" fo:text-indent="0cm" style:writing-mode="lr-tb" style:font-independent-line-spacing="true"/>
      <style:text-properties fo:color="#ffffcc" fo:font-size="24pt"/>
    </style:style>
    <style:style style:name="P9" style:family="paragraph">
      <style:text-properties fo:font-size="80pt"/>
    </style:style>
    <style:style style:name="P10" style:family="paragraph">
      <style:paragraph-properties fo:margin-left="0cm" fo:margin-right="0cm" fo:text-indent="0cm" style:writing-mode="lr-tb"/>
      <style:text-properties fo:font-size="18pt"/>
    </style:style>
    <style:style style:name="P11" style:family="paragraph">
      <style:paragraph-properties fo:margin-left="0cm" fo:margin-right="0cm" fo:text-indent="0cm" style:writing-mode="lr-tb" style:font-independent-line-spacing="true"/>
      <style:text-properties fo:color="#ffffcc" fo:font-size="18pt"/>
    </style:style>
    <style:style style:name="P12" style:family="paragraph">
      <style:text-properties fo:font-size="20pt"/>
    </style:style>
    <style:style style:name="T1" style:family="text">
      <style:text-properties fo:color="#ffffcc"/>
    </style:style>
    <style:style style:name="T2" style:family="text">
      <style:text-properties fo:color="#b3b3b3"/>
    </style:style>
    <style:style style:name="T3" style:family="text">
      <style:text-properties fo:color="#ffffcc" fo:font-family="'gill sans'" style:font-family-generic="swiss" fo:font-size="80pt" style:font-size-asian="80pt" style:font-size-complex="80pt"/>
    </style:style>
    <style:style style:name="T4" style:family="text">
      <style:text-properties fo:color="#ffffff" fo:font-size="54pt" fo:language="en" fo:country="GB" style:font-size-asian="54pt" style:font-size-complex="54pt"/>
    </style:style>
    <style:style style:name="T5" style:family="text">
      <style:text-properties fo:color="#b3b3b3" fo:font-size="54pt" fo:language="en" fo:country="GB" style:font-size-asian="54pt" style:font-size-complex="54pt"/>
    </style:style>
    <style:style style:name="T6" style:family="text">
      <style:text-properties fo:color="#ffffcc" fo:font-size="40pt" fo:language="en" fo:country="GB" style:font-size-asian="40pt" style:font-size-complex="40pt"/>
    </style:style>
    <style:style style:name="T7" style:family="text">
      <style:text-properties fo:color="#ffffcc" fo:font-family="'Times New Roman'" style:font-family-generic="roman" style:font-pitch="variable" fo:font-size="40pt" fo:language="en" fo:country="GB" style:font-size-asian="40pt" style:font-size-complex="40pt"/>
    </style:style>
    <style:style style:name="T8" style:family="text">
      <style:text-properties fo:color="#ffffcc" fo:font-size="40pt" fo:language="en" fo:country="GB" fo:font-weight="bold" style:font-size-asian="40pt" style:font-size-complex="40pt"/>
    </style:style>
    <style:style style:name="T9" style:family="text">
      <style:text-properties fo:color="#ffffcc" fo:font-size="18pt" fo:language="en" fo:country="GB" style:font-size-asian="18pt" style:font-size-complex="18pt"/>
    </style:style>
    <style:style style:name="T10" style:family="text">
      <style:text-properties fo:color="#00dcff" fo:font-size="18pt" fo:language="en" fo:country="GB" style:font-size-asian="18pt" style:font-size-complex="18pt"/>
    </style:style>
    <style:style style:name="T11" style:family="text">
      <style:text-properties fo:color="#00ffff" fo:font-size="18pt" fo:language="en" fo:country="GB" style:font-size-asian="18pt" style:font-size-complex="18pt"/>
    </style:style>
    <style:style style:name="T12" style:family="text">
      <style:text-properties fo:color="#ffffcc" fo:font-size="26pt" fo:language="en" fo:country="GB" style:font-size-asian="26pt" style:font-size-complex="26pt"/>
    </style:style>
    <style:style style:name="T13" style:family="text">
      <style:text-properties fo:color="#ffffcc" fo:font-family="'Bitstream Vera Sans Mono'" style:font-family-generic="modern" style:font-pitch="fixed" fo:font-size="18pt" fo:language="en" fo:country="GB" style:font-size-asian="18pt" style:font-size-complex="18pt"/>
    </style:style>
    <style:style style:name="T14" style:family="text">
      <style:text-properties fo:color="#ffff00" fo:font-family="'Bitstream Vera Sans Mono'" style:font-family-generic="modern" style:font-pitch="fixed" fo:font-size="18pt" fo:language="en" fo:country="GB" style:font-size-asian="18pt" style:font-size-complex="18pt"/>
    </style:style>
    <style:style style:name="T15" style:family="text">
      <style:text-properties fo:color="#00ff00" fo:font-family="'Bitstream Vera Sans Mono'" style:font-family-generic="modern" style:font-pitch="fixed" fo:font-size="18pt" fo:language="en" fo:country="GB" style:font-size-asian="18pt" style:font-size-complex="18pt"/>
    </style:style>
    <style:style style:name="T16" style:family="text">
      <style:text-properties fo:color="#00ffff" fo:font-family="'Bitstream Vera Sans Mono'" style:font-family-generic="modern" style:font-pitch="fixed" fo:font-size="18pt" fo:language="en" fo:country="GB" style:font-size-asian="18pt" style:font-size-complex="18pt"/>
    </style:style>
    <style:style style:name="T17" style:family="text">
      <style:text-properties fo:color="#c0c0c0" fo:font-family="'Bitstream Vera Sans Mono'" style:font-family-generic="modern" style:font-pitch="fixed" fo:font-size="18pt" fo:language="en" fo:country="GB" style:font-size-asian="18pt" style:font-size-complex="18pt"/>
    </style:style>
    <style:style style:name="T18" style:family="text">
      <style:text-properties fo:color="#ffffcc" fo:font-family="'Bitstream Vera Sans Mono'" style:font-family-generic="modern" style:font-pitch="fixed" fo:font-size="40pt" fo:language="en" fo:country="GB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/>
        <style:text-properties fo:font-family="Wingdings" style:font-pitch="variable" style:font-charset="x-symbol" fo:color="#ffffff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jangocon-finland-2011" presentation:presentation-page-layout-name="AL1T0">
        <office:forms form:automatic-focus="false" form:apply-design-mode="false"/>
        <draw:custom-shape draw:style-name="gr1" draw:text-style-name="P1" draw:layer="layout" svg:width="27.991cm" svg:height="2.54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7.78cm" svg:height="5.209cm" svg:x="0.635cm" svg:y="-1.399cm" presentation:class="title" presentation:user-transformed="true">
          <draw:text-box>
            <text:p><text:span text:style-name="T1"><text:line-break/></text:span><text:span text:style-name="T1">DjangoCon Finland </text:span><text:span text:style-name="T2">2012</text:span><text:span text:style-name="T1"><text:line-break/></text:span><text:span text:style-name="T1"/></text:p>
          </draw:text-box>
        </draw:frame>
        <draw:frame presentation:style-name="pr2" draw:text-style-name="P3" draw:layer="layout" svg:width="25.191cm" svg:height="3.975cm" svg:x="1.479cm" svg:y="3.645cm" presentation:class="subtitle" presentation:user-transformed="true">
          <draw:text-box>
            <text:p><text:span text:style-name="T3">DHP</text:span></text:p>
          </draw:text-box>
        </draw:frame>
        <draw:custom-shape draw:style-name="gr2" draw:text-style-name="P5" draw:layer="layout" svg:width="26.67cm" svg:height="3cm" svg:x="0.635cm" svg:y="8.43cm">
          <text:list text:style-name="L2">
            <text:list-header>
              <text:p text:style-name="P4"><text:span text:style-name="T4"><text:s/></text:span><text:span text:style-name="T5">Django</text:span><text:span text:style-name="T4"> Home </text:span><text:span text:style-name="T5">Pag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8" draw:layer="layout" svg:width="23.494cm" svg:height="6.004cm" svg:x="2.541cm" svg:y="12.411cm">
          <text:list text:style-name="L2">
            <text:list-header>
              <text:p text:style-name="P6"><text:span text:style-name="T6">Markus Törnqvist</text:span></text:p>
              <text:p text:style-name="P7"><text:span text:style-name="T7">mjt@skyhood.com</text:span></text:p>
              <text:p text:style-name="P7"><text:span text:style-name="T7">Skyhoo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I'm Markus Törnqvist, CTO at Skyhood, Rethinking Recruitment.</text:p>
              <text:p/>
              <text:p>Before telling you what this is, I'll talk about what went well and what went badly and end with some code.</text:p>
              <text:p/>
              <text:p>There's still this weird “Django vs PHP” thing floating around. Even though PHP is objectively the worst language ever. Seriously. They don't get any worse than that.</text:p>
              <text:p><text:s/></text:p>
              <text:p>Why do people use PHP? Ease of deployment. Getting things done.</text:p>
            </draw:text-box>
          </draw:frame>
        </presentation:notes>
      </draw:page>
      <draw:page draw:name="page2" draw:style-name="dp1" draw:master-page-name="djangocon-finland-2011" presentation:presentation-page-layout-name="AL1T0">
        <office:forms form:automatic-focus="false" form:apply-design-mode="false"/>
        <draw:custom-shape draw:style-name="gr1" draw:text-style-name="P1" draw:layer="layout" svg:width="27.991cm" svg:height="2.54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17.78cm" svg:height="3.473cm" svg:x="0.635cm" svg:y="-1.27cm" presentation:class="title" presentation:user-transformed="true">
          <draw:text-box>
            <text:p><text:span text:style-name="T1"><text:line-break/></text:span><text:span text:style-name="T1">DjangoCon Finland </text:span><text:span text:style-name="T2">2012</text:span></text:p>
          </draw:text-box>
        </draw:frame>
        <draw:frame presentation:style-name="pr5" draw:text-style-name="P3" draw:layer="layout" svg:width="27.498cm" svg:height="3.34cm" svg:x="0.442cm" svg:y="3.645cm" presentation:class="subtitle" presentation:user-transformed="true">
          <draw:text-box>
            <text:p text:style-name="P9"><text:span text:style-name="T3">DHP? WTF?</text:span></text:p>
          </draw:text-box>
        </draw:frame>
        <draw:custom-shape draw:style-name="gr5" draw:text-style-name="P11" draw:layer="layout" svg:width="26.395cm" svg:height="12.065cm" svg:x="0.91cm" svg:y="7.62cm">
          <text:list text:style-name="L4">
            <text:list-item>
              <text:p text:style-name="P10"><text:span text:style-name="T6"><text:s/></text:span><text:span text:style-name="T6">Django Home Pages</text:span></text:p>
            </text:list-item>
            <text:list-item>
              <text:p text:style-name="P10"><text:span text:style-name="T6"><text:s/></text:span><text:span text:style-name="T6">Method for hacking PHP-like Django</text:span></text:p>
            </text:list-item>
            <text:list-item>
              <text:p text:style-name="P10"><text:span text:style-name="T6"><text:s/></text:span><text:span text:style-name="T6">Severely deranged shit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3" draw:text-style-name="P12" draw:layer="layout" svg:width="17.271cm" svg:height="12.572cm" svg:x="2.159cm" svg:y="13.271cm" presentation:class="notes" presentation:user-transformed="true">
            <draw:text-box>
              <text:p>Why doesn't that exist for Django? No idea!</text:p>
              <text:p/>
              <text:p>So I started toying with the idea of making Django more approachable to PHP-tards.</text:p>
              <text:p/>
              <text:p>PHP allegedly stood for Personal Home Pages, so I stole the name.</text:p>
              <text:p/>
              <text:p>After a couple of days of contemplation, I realized I'm getting into some severely deranged shit right here :D</text:p>
              <text:p/>
            </draw:text-box>
          </draw:frame>
        </presentation:notes>
      </draw:page>
      <draw:page draw:name="page3" draw:style-name="dp1" draw:master-page-name="djangocon-finland-2011" presentation:presentation-page-layout-name="AL1T0">
        <office:forms form:automatic-focus="false" form:apply-design-mode="false"/>
        <draw:custom-shape draw:style-name="gr1" draw:text-style-name="P1" draw:layer="layout" svg:width="27.991cm" svg:height="2.54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17.78cm" svg:height="3.473cm" svg:x="0.635cm" svg:y="-1.27cm" presentation:class="title" presentation:user-transformed="true">
          <draw:text-box>
            <text:p><text:span text:style-name="T1"><text:line-break/></text:span><text:span text:style-name="T1">DjangoCon Finland </text:span><text:span text:style-name="T2">2012</text:span></text:p>
          </draw:text-box>
        </draw:frame>
        <draw:frame presentation:style-name="pr5" draw:text-style-name="P3" draw:layer="layout" svg:width="27.498cm" svg:height="3.34cm" svg:x="0.442cm" svg:y="3.645cm" presentation:class="subtitle" presentation:user-transformed="true">
          <draw:text-box>
            <text:p text:style-name="P9"><text:span text:style-name="T3">HOW?</text:span></text:p>
          </draw:text-box>
        </draw:frame>
        <draw:custom-shape draw:style-name="gr6" draw:text-style-name="P11" draw:layer="layout" svg:width="26.395cm" svg:height="12.065cm" svg:x="0.91cm" svg:y="7.62cm">
          <text:list text:style-name="L4">
            <text:list-item>
              <text:p text:style-name="P10"><text:span text:style-name="T6"><text:s/></text:span><text:span text:style-name="T6">Raw HTML as the basis</text:span></text:p>
            </text:list-item>
            <text:list-item>
              <text:p text:style-name="P10"><text:span text:style-name="T6"><text:s/></text:span><text:span text:style-name="T6">&lt;?dhp … ?&gt; would be nice</text:span></text:p>
            </text:list-item>
            <text:list-item>
              <text:p text:style-name="P10"><text:span text:style-name="T6"><text:s/></text:span><text:span text:style-name="T6">URL dispatching?</text:span></text:p>
            </text:list-item>
            <text:list-item>
              <text:p text:style-name="P10"><text:span text:style-name="T6"><text:s/></text:span><text:span text:style-name="T6">CGI/WSGI?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3" draw:text-style-name="P12" draw:layer="layout" svg:width="17.271cm" svg:height="12.572cm" svg:x="2.159cm" svg:y="13.271cm" presentation:class="notes" presentation:user-transformed="true">
            <draw:text-box>
              <text:p text:style-name="P12">A big beast, hard to know where to start.</text:p>
              <text:p text:style-name="P12"/>
              <text:p text:style-name="P12">PHP-like tags would be nice, templates.</text:p>
              <text:p text:style-name="P12"/>
              <text:p text:style-name="P12">Could I do custom code inside a template? This is premature, because I need to bypass the Django URLs and probably other mechanisms quite a lot.</text:p>
              <text:p text:style-name="P12"/>
              <text:p text:style-name="P12">Can't even use runserver. CGI would be nice, no need to restart processes or anything. CGI mostly sucks, but it can be wrapped around WSGI, killing two birds with one stone.</text:p>
              <text:p text:style-name="P12"/>
              <text:p text:style-name="P12">Nginx doesn't do CGI – took THTTPD instead.</text:p>
              <text:p text:style-name="P12"/>
            </draw:text-box>
          </draw:frame>
        </presentation:notes>
      </draw:page>
      <draw:page draw:name="page4" draw:style-name="dp1" draw:master-page-name="djangocon-finland-2011" presentation:presentation-page-layout-name="AL1T0">
        <office:forms form:automatic-focus="false" form:apply-design-mode="false"/>
        <draw:custom-shape draw:style-name="gr1" draw:text-style-name="P1" draw:layer="layout" svg:width="27.991cm" svg:height="2.54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17.78cm" svg:height="3.473cm" svg:x="0.635cm" svg:y="-1.27cm" presentation:class="title" presentation:user-transformed="true">
          <draw:text-box>
            <text:p><text:span text:style-name="T1"><text:line-break/></text:span><text:span text:style-name="T1">DjangoCon Finland </text:span><text:span text:style-name="T2">2012</text:span></text:p>
          </draw:text-box>
        </draw:frame>
        <draw:frame presentation:style-name="pr5" draw:text-style-name="P3" draw:layer="layout" svg:width="27.498cm" svg:height="3.34cm" svg:x="0.442cm" svg:y="3.645cm" presentation:class="subtitle" presentation:user-transformed="true">
          <draw:text-box>
            <text:p text:style-name="P9"><text:span text:style-name="T3">HOW? Technical</text:span></text:p>
          </draw:text-box>
        </draw:frame>
        <draw:custom-shape draw:style-name="gr7" draw:text-style-name="P11" draw:layer="layout" svg:width="26.395cm" svg:height="12.065cm" svg:x="0.91cm" svg:y="7.62cm">
          <text:list text:style-name="L4">
            <text:list-item>
              <text:p text:style-name="P10"><text:span text:style-name="T6"><text:s/></text:span><text:span text:style-name="T6">django.cgi</text:span></text:p>
            </text:list-item>
            <text:list-item>
              <text:p text:style-name="P10"><text:span text:style-name="T6"><text:s/></text:span><text:span text:style-name="T6">Custom WSGI handler function</text:span></text:p>
            </text:list-item>
            <text:list-item>
              <text:p text:style-name="P10"><text:span text:style-name="T6"><text:s/></text:span><text:span text:style-name="T6">Hard-coded environment</text:span></text:p>
            </text:list-item>
            <text:list-item>
              <text:p text:style-name="P10"><text:span text:style-name="T6"><text:s/></text:span><text:span text:style-name="T6">Hello World!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3" draw:text-style-name="P12" draw:layer="layout" svg:width="17.271cm" svg:height="14.167cm" svg:x="2.159cm" svg:y="13.271cm" presentation:class="notes" presentation:user-transformed="true">
            <draw:text-box>
              <text:p text:style-name="P12">I've used django.cgi before, assumes the default WSGI handler. Bad idea, ends up with the URL dispatcher. And Django settings etc. Wanted custom conf and only files. Conf eg DHP_ROOT where to find files.</text:p>
              <text:p text:style-name="P12"/>
              <text:p text:style-name="P12">There are sys.path.insert() calls, had to hard-wire those a bit differently, see if there's a virtualenv and so on.</text:p>
              <text:p text:style-name="P12"/>
              <text:p text:style-name="P12">The work began on an empty WSGI handler, that served Hello World! through the CGI wrapper.</text:p>
              <text:p text:style-name="P12"/>
              <text:p text:style-name="P12">Then features. Needed to create an example site for people crazy enough to look at this.</text:p>
              <text:p text:style-name="P12"/>
              <text:p text:style-name="P12">404/403, config.py forbidden, dumps contents, really cool feeling doing this kind of thing. Like Linus doing syscalls around 1992 probably.</text:p>
            </draw:text-box>
          </draw:frame>
        </presentation:notes>
      </draw:page>
      <draw:page draw:name="page5" draw:style-name="dp1" draw:master-page-name="djangocon-finland-2011" presentation:presentation-page-layout-name="AL1T0">
        <office:forms form:automatic-focus="false" form:apply-design-mode="false"/>
        <draw:custom-shape draw:style-name="gr1" draw:text-style-name="P1" draw:layer="layout" svg:width="27.991cm" svg:height="2.54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17.78cm" svg:height="3.473cm" svg:x="0.635cm" svg:y="-1.27cm" presentation:class="title" presentation:user-transformed="true">
          <draw:text-box>
            <text:p><text:span text:style-name="T1"><text:line-break/></text:span><text:span text:style-name="T1">DjangoCon Finland </text:span><text:span text:style-name="T2">2012</text:span></text:p>
          </draw:text-box>
        </draw:frame>
        <draw:frame presentation:style-name="pr5" draw:text-style-name="P3" draw:layer="layout" svg:width="27.498cm" svg:height="3.34cm" svg:x="0.442cm" svg:y="3.645cm" presentation:class="subtitle" presentation:user-transformed="true">
          <draw:text-box>
            <text:p text:style-name="P9"><text:span text:style-name="T3">THE HANDLING</text:span></text:p>
          </draw:text-box>
        </draw:frame>
        <draw:custom-shape draw:style-name="gr8" draw:text-style-name="P11" draw:layer="layout" svg:width="26.395cm" svg:height="12.065cm" svg:x="0.91cm" svg:y="7.62cm">
          <text:list text:style-name="L4">
            <text:list-item>
              <text:p text:style-name="P10"><text:span text:style-name="T6"><text:s/></text:span><text:span text:style-name="T6">Port WSGI handler to callable class</text:span></text:p>
            </text:list-item>
            <text:list-item>
              <text:p text:style-name="P10"><text:span text:style-name="T6"><text:s/></text:span><text:span text:style-name="T6">execfile() configuration </text:span><text:span text:style-name="T8">sucked</text:span></text:p>
            </text:list-item>
            <text:list-item>
              <text:p text:style-name="P10"><text:span text:style-name="T6"><text:s/></text:span><text:span text:style-name="T6">Django WSGI depends on Django conf</text:span></text:p>
            </text:list-item>
            <text:list-item>
              <text:p text:style-name="P10"><text:span text:style-name="T6"><text:s/></text:span><text:span text:style-name="T6">What about the ORM? Maybe later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3" draw:text-style-name="P12" draw:layer="layout" svg:width="17.271cm" svg:height="12.572cm" svg:x="2.159cm" svg:y="13.271cm" presentation:class="notes" presentation:user-transformed="true">
            <draw:text-box>
              <text:p text:style-name="P12">Django uses callable classes. Really cool get_response() method.</text:p>
              <text:p text:style-name="P12"/>
              <text:p text:style-name="P12">Original idea to replace Django settings: execfile. No difference between conf and code, like in PHP. Bad idea.</text:p>
              <text:p text:style-name="P12"/>
              <text:p text:style-name="P12">Chicken and egg problem getting that conf and Django conf to understand eachother. Django conf does not do globals() where I stored DHP_ROOT.</text:p>
              <text:p text:style-name="P12"/>
              <text:p text:style-name="P12">So I ditched execfile.</text:p>
              <text:p text:style-name="P12"/>
              <text:p text:style-name="P12">Used Django confs with my confs added at the top. Had Hello World again.</text:p>
            </draw:text-box>
          </draw:frame>
        </presentation:notes>
      </draw:page>
      <draw:page draw:name="page6" draw:style-name="dp1" draw:master-page-name="djangocon-finland-2011" presentation:presentation-page-layout-name="AL1T0">
        <office:forms form:automatic-focus="false" form:apply-design-mode="false"/>
        <draw:custom-shape draw:style-name="gr1" draw:text-style-name="P1" draw:layer="layout" svg:width="27.991cm" svg:height="2.54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17.78cm" svg:height="3.473cm" svg:x="0.635cm" svg:y="-1.27cm" presentation:class="title" presentation:user-transformed="true">
          <draw:text-box>
            <text:p><text:span text:style-name="T1"><text:line-break/></text:span><text:span text:style-name="T1">DjangoCon Finland </text:span><text:span text:style-name="T2">2012</text:span></text:p>
          </draw:text-box>
        </draw:frame>
        <draw:frame presentation:style-name="pr5" draw:text-style-name="P3" draw:layer="layout" svg:width="27.498cm" svg:height="3.34cm" svg:x="0.442cm" svg:y="3.645cm" presentation:class="subtitle" presentation:user-transformed="true">
          <draw:text-box>
            <text:p text:style-name="P9"><text:span text:style-name="T3">CONF AND ERROR</text:span></text:p>
          </draw:text-box>
        </draw:frame>
        <draw:custom-shape draw:style-name="gr9" draw:text-style-name="P11" draw:layer="layout" svg:width="26.395cm" svg:height="12.065cm" svg:x="0.91cm" svg:y="7.62cm">
          <text:list text:style-name="L4">
            <text:list-item>
              <text:p text:style-name="P10"><text:span text:style-name="T6"><text:s/></text:span><text:span text:style-name="T6">200, 403, 404 + CGI 500</text:span></text:p>
            </text:list-item>
            <text:list-item>
              <text:p text:style-name="P10"><text:span text:style-name="T6"><text:s/></text:span><text:span text:style-name="T6">Better error reporting</text:span></text:p>
            </text:list-item>
            <text:list-item>
              <text:p text:style-name="P10"><text:span text:style-name="T6"><text:s/></text:span><text:span text:style-name="T6">Middleware and URLs</text:span></text:p>
            </text:list-item>
            <text:list-item>
              <text:p text:style-name="P10"><text:span text:style-name="T6"><text:s/></text:span><text:span text:style-name="T6">Fake URL patterns and template loader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3" draw:text-style-name="P12" draw:layer="layout" svg:width="17.271cm" svg:height="12.593cm" svg:x="2.159cm" svg:y="13.271cm" presentation:class="notes" presentation:user-transformed="true">
            <draw:text-box>
              <text:p text:style-name="P12">Decided the CGI, default Python, 500 traceback is kind of sucky</text:p>
              <text:p text:style-name="P12"/>
              <text:p text:style-name="P12">Technical traceback was pretty much copy-pasting from Django.</text:p>
              <text:p text:style-name="P12"/>
              <text:p text:style-name="P12">CommonMiddleware requires ROOT_URLCONF so that sucks, can't do it. Breakage all over. Commented out the part of WSGI where middleware is handled.</text:p>
              <text:p text:style-name="P12"/>
              <text:p text:style-name="P12">Faked url patterns so the technical errors look ok. Otherwise the file info would've been empty.</text:p>
              <text:p text:style-name="P12"/>
              <text:p text:style-name="P12">Custom template loader for non-technical errors. Never did that before. Was kind of fun!</text:p>
            </draw:text-box>
          </draw:frame>
        </presentation:notes>
      </draw:page>
      <draw:page draw:name="page7" draw:style-name="dp1" draw:master-page-name="djangocon-finland-2011" presentation:presentation-page-layout-name="AL1T0">
        <office:forms form:automatic-focus="false" form:apply-design-mode="false"/>
        <draw:custom-shape draw:style-name="gr1" draw:text-style-name="P1" draw:layer="layout" svg:width="27.991cm" svg:height="2.54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17.78cm" svg:height="3.473cm" svg:x="0.635cm" svg:y="-1.27cm" presentation:class="title" presentation:user-transformed="true">
          <draw:text-box>
            <text:p><text:span text:style-name="T1"><text:line-break/></text:span><text:span text:style-name="T1">DjangoCon Finland </text:span><text:span text:style-name="T2">2012</text:span></text:p>
          </draw:text-box>
        </draw:frame>
        <draw:frame presentation:style-name="pr5" draw:text-style-name="P3" draw:layer="layout" svg:width="27.498cm" svg:height="3.34cm" svg:x="0.442cm" svg:y="3.645cm" presentation:class="subtitle" presentation:user-transformed="true">
          <draw:text-box>
            <text:p text:style-name="P9"><text:span text:style-name="T3">TEMPLATING</text:span></text:p>
          </draw:text-box>
        </draw:frame>
        <draw:custom-shape draw:style-name="gr10" draw:text-style-name="P11" draw:layer="layout" svg:width="26.395cm" svg:height="12.065cm" svg:x="0.91cm" svg:y="7.62cm">
          <text:list text:style-name="L4">
            <text:list-item>
              <text:p text:style-name="P10"><text:span text:style-name="T6"><text:s/></text:span><text:span text:style-name="T6">No longer only dumping contents</text:span></text:p>
            </text:list-item>
            <text:list-item>
              <text:p text:style-name="P10"><text:span text:style-name="T6"><text:s/></text:span><text:span text:style-name="T6">Custom template loader FTW</text:span></text:p>
            </text:list-item>
            <text:list-item>
              <text:p text:style-name="P10"><text:span text:style-name="T6"><text:s/></text:span><text:span text:style-name="T6">Custom “built-in” template tag FTW</text:span></text:p>
            </text:list-item>
            <text:list-item>
              <text:p text:style-name="P10"><text:span text:style-name="T6"><text:s/></text:span><text:span text:style-name="T6">Too easy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3" draw:text-style-name="P12" draw:layer="layout" svg:width="17.271cm" svg:height="12.593cm" svg:x="2.159cm" svg:y="13.271cm" presentation:class="notes" presentation:user-transformed="true">
            <draw:text-box>
              <text:p text:style-name="P12">Started working on loading the index.dhp file, not just dumping its contents.</text:p>
              <text:p text:style-name="P12"/>
              <text:p text:style-name="P12">Something similar to render_to_response.</text:p>
              <text:p text:style-name="P12"/>
              <text:p text:style-name="P12">The point was to mess code logic with templates, just like PHPtards do, right?</text:p>
              <text:p text:style-name="P12"/>
              <text:p text:style-name="P12">Wrote custom tag with embedded Python code! That easy!</text:p>
              <text:p text:style-name="P12"/>
              <text:p text:style-name="P12">Code is sanitized inside the block and exec is called, with template context for globals().</text:p>
              <text:p text:style-name="P12"/>
              <text:p text:style-name="P12">Too easy. Something of a let-down, really.</text:p>
              <text:p text:style-name="P12">But there's a gotcha with the context-for-globals()</text:p>
            </draw:text-box>
          </draw:frame>
        </presentation:notes>
      </draw:page>
      <draw:page draw:name="page8" draw:style-name="dp1" draw:master-page-name="djangocon-finland-2011" presentation:presentation-page-layout-name="AL1T0">
        <office:forms form:automatic-focus="false" form:apply-design-mode="false"/>
        <draw:custom-shape draw:style-name="gr1" draw:text-style-name="P1" draw:layer="layout" svg:width="27.991cm" svg:height="2.54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17.78cm" svg:height="3.473cm" svg:x="0.635cm" svg:y="-1.27cm" presentation:class="title" presentation:user-transformed="true">
          <draw:text-box>
            <text:p><text:span text:style-name="T1"><text:line-break/></text:span><text:span text:style-name="T1">DjangoCon Finland </text:span><text:span text:style-name="T2">2012</text:span></text:p>
          </draw:text-box>
        </draw:frame>
        <draw:frame presentation:style-name="pr5" draw:text-style-name="P3" draw:layer="layout" svg:width="27.498cm" svg:height="3.34cm" svg:x="0.442cm" svg:y="3.645cm" presentation:class="subtitle" presentation:user-transformed="true">
          <draw:text-box>
            <text:p text:style-name="P9"><text:span text:style-name="T3">FORMS - GET</text:span></text:p>
          </draw:text-box>
        </draw:frame>
        <draw:custom-shape draw:style-name="gr11" draw:text-style-name="P11" draw:layer="layout" svg:width="26.395cm" svg:height="12.065cm" svg:x="0.91cm" svg:y="7.62cm">
          <text:list text:style-name="L4">
            <text:list-item>
              <text:p text:style-name="P10"><text:span text:style-name="T6"><text:s/></text:span><text:span text:style-name="T6">GET easier than POST?</text:span></text:p>
            </text:list-item>
            <text:list-item>
              <text:p text:style-name="P10"><text:span text:style-name="T6"><text:s/></text:span><text:span text:style-name="T6">globals() vs context stack :'(</text:span></text:p>
            </text:list-item>
            <text:list-item>
              <text:p text:style-name="P10"><text:span text:style-name="T6"><text:s/></text:span><text:span text:style-name="T6">TODO: Saner context</text:span></text:p>
              <text:p text:style-name="P10"><text:span text:style-name="T6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3" draw:text-style-name="P12" draw:layer="layout" svg:width="17.271cm" svg:height="12.593cm" svg:x="2.159cm" svg:y="13.271cm" presentation:class="notes" presentation:user-transformed="true">
            <draw:text-box>
              <text:p text:style-name="P12">Next logical step was forms. GET seemed like the easier alternative to POST, no need to implement redirects yet.</text:p>
              <text:p text:style-name="P12"/>
              <text:p text:style-name="P12">Django context is basically a stack of dicts. globals() is one dict. <text:s/>Doesn't really fit with passing context as globals() to executing code.</text:p>
              <text:p text:style-name="P12"/>
              <text:p text:style-name="P12">I went with flattening the context, may break somewhere with eg. for loops.</text:p>
              <text:p text:style-name="P12"/>
              <text:p text:style-name="P12">Does not work too well as globals(). Figured I'd just give it a name instead. Access it by name in the namespace.</text:p>
              <text:p text:style-name="P12"/>
              <text:p text:style-name="P12"/>
            </draw:text-box>
          </draw:frame>
        </presentation:notes>
      </draw:page>
      <draw:page draw:name="page9" draw:style-name="dp1" draw:master-page-name="djangocon-finland-2011" presentation:presentation-page-layout-name="AL1T0">
        <office:forms form:automatic-focus="false" form:apply-design-mode="false"/>
        <draw:custom-shape draw:style-name="gr1" draw:text-style-name="P1" draw:layer="layout" svg:width="27.991cm" svg:height="2.54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17.78cm" svg:height="3.473cm" svg:x="0.635cm" svg:y="-1.27cm" presentation:class="title" presentation:user-transformed="true">
          <draw:text-box>
            <text:p><text:span text:style-name="T1"><text:line-break/></text:span><text:span text:style-name="T1">DjangoCon Finland </text:span><text:span text:style-name="T2">2012</text:span></text:p>
          </draw:text-box>
        </draw:frame>
        <draw:frame presentation:style-name="pr5" draw:text-style-name="P3" draw:layer="layout" svg:width="27.498cm" svg:height="3.34cm" svg:x="0.442cm" svg:y="3.645cm" presentation:class="subtitle" presentation:user-transformed="true">
          <draw:text-box>
            <text:p text:style-name="P9"><text:span text:style-name="T3">FORMS - POST</text:span></text:p>
          </draw:text-box>
        </draw:frame>
        <draw:custom-shape draw:style-name="gr12" draw:text-style-name="P11" draw:layer="layout" svg:width="26.395cm" svg:height="12.065cm" svg:x="0.91cm" svg:y="7.62cm">
          <text:list text:style-name="L4">
            <text:list-item>
              <text:p text:style-name="P10"><text:span text:style-name="T6"><text:s/></text:span><text:span text:style-name="T6">POST usually redirects.</text:span></text:p>
            </text:list-item>
            <text:list-item>
              <text:p text:style-name="P10"><text:span text:style-name="T6"><text:s/>“</text:span><text:span text:style-name="T6">Headers already sent”</text:span></text:p>
            </text:list-item>
            <text:list-item>
              <text:p text:style-name="P10"><text:span text:style-name="T6"><text:s/></text:span><text:span text:style-name="T6">Ghetto fix</text:span></text:p>
              <text:p text:style-name="P10"><text:span text:style-name="T6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3" draw:text-style-name="P12" draw:layer="layout" svg:width="17.271cm" svg:height="12.572cm" svg:x="2.159cm" svg:y="13.271cm" presentation:class="notes" presentation:user-transformed="true">
            <draw:text-box>
              <text:p text:style-name="P12">POST forms aren't harder per se. Just want to redirect.</text:p>
              <text:p text:style-name="P12"/>
              <text:p text:style-name="P12">Problematic, because we start by rendering templates.</text:p>
              <text:p text:style-name="P12"/>
              <text:p text:style-name="P12">No idea how PHP does this, but I remember seeing crap like “Headers already sent.” With DHP that is pretty obvious.</text:p>
              <text:p text:style-name="P12"/>
              <text:p text:style-name="P12">Fixed with a magic variable “redirect_to” which the WSGI handler looks for and reacts on. It returns an HttpResponseRedirect object with the magic value.</text:p>
              <text:p text:style-name="P12"/>
              <text:p text:style-name="P12">You can shoot me now.</text:p>
              <text:p text:style-name="P12"/>
              <text:p text:style-name="P12"/>
            </draw:text-box>
          </draw:frame>
        </presentation:notes>
      </draw:page>
      <draw:page draw:name="page10" draw:style-name="dp1" draw:master-page-name="djangocon-finland-2011" presentation:presentation-page-layout-name="AL1T0">
        <office:forms form:automatic-focus="false" form:apply-design-mode="false"/>
        <draw:custom-shape draw:style-name="gr1" draw:text-style-name="P1" draw:layer="layout" svg:width="27.991cm" svg:height="2.54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17.78cm" svg:height="3.473cm" svg:x="0.635cm" svg:y="-1.27cm" presentation:class="title" presentation:user-transformed="true">
          <draw:text-box>
            <text:p><text:span text:style-name="T1"><text:line-break/></text:span><text:span text:style-name="T1">DjangoCon Finland </text:span><text:span text:style-name="T2">2012</text:span></text:p>
          </draw:text-box>
        </draw:frame>
        <draw:frame presentation:style-name="pr5" draw:text-style-name="P3" draw:layer="layout" svg:width="27.498cm" svg:height="3.34cm" svg:x="0.442cm" svg:y="3.645cm" presentation:class="subtitle" presentation:user-transformed="true">
          <draw:text-box>
            <text:p text:style-name="P9"><text:span text:style-name="T3">ADMIN</text:span></text:p>
          </draw:text-box>
        </draw:frame>
        <draw:custom-shape draw:style-name="gr13" draw:text-style-name="P11" draw:layer="layout" svg:width="26.395cm" svg:height="12.065cm" svg:x="0.91cm" svg:y="7.62cm">
          <text:list text:style-name="L4">
            <text:list-item>
              <text:p text:style-name="P10"><text:span text:style-name="T6"><text:s/></text:span><text:span text:style-name="T6">Could I do something ORMy?</text:span></text:p>
            </text:list-item>
            <text:list-item>
              <text:p text:style-name="P10"><text:span text:style-name="T6"><text:s/></text:span><text:span text:style-name="T6">Nothing fun in this part</text:span></text:p>
            </text:list-item>
            <text:list-item>
              <text:p text:style-name="P10"><text:span text:style-name="T6"><text:s/></text:span><text:span text:style-name="T6">Defeat tastes of bile and dog vomit</text:span></text:p>
              <text:p text:style-name="P10"><text:span text:style-name="T6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3" draw:text-style-name="P12" draw:layer="layout" svg:width="17.271cm" svg:height="13.38cm" svg:x="2.159cm" svg:y="13.271cm" presentation:class="notes" presentation:user-transformed="true">
            <draw:text-box>
              <text:p text:style-name="P12">Enter the section on what went badly.</text:p>
              <text:p text:style-name="P12"/>
              <text:p text:style-name="P12">How would DHP talk with the database? Import a cursor? Phppgadmin? SQLAlchemy?</text:p>
              <text:p text:style-name="P12"/>
              <text:p text:style-name="P12">The ORM might just be ok. Automated syncdb with createsuperuser behind a special page.</text:p>
              <text:p text:style-name="P12"/>
              <text:p text:style-name="P12">Had to set ROOT_URLCONF to admin to make it work. Tons of issues with request.user disappearing.</text:p>
              <text:p text:style-name="P12"/>
              <text:p text:style-name="P12">Actually got to the stage where I could log in! admin.autodiscover works, but index has empty site._registry – wtf!</text:p>
              <text:p text:style-name="P12"/>
              <text:p text:style-name="P12">CSS and other static content did not load, of course.</text:p>
              <text:p text:style-name="P12"/>
            </draw:text-box>
          </draw:frame>
        </presentation:notes>
      </draw:page>
      <draw:page draw:name="page11" draw:style-name="dp1" draw:master-page-name="djangocon-finland-2011" presentation:presentation-page-layout-name="AL1T0">
        <office:forms form:automatic-focus="false" form:apply-design-mode="false"/>
        <draw:custom-shape draw:style-name="gr1" draw:text-style-name="P1" draw:layer="layout" svg:width="27.991cm" svg:height="2.54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17.78cm" svg:height="3.473cm" svg:x="0.635cm" svg:y="-1.27cm" presentation:class="title" presentation:user-transformed="true">
          <draw:text-box>
            <text:p><text:span text:style-name="T1"><text:line-break/></text:span><text:span text:style-name="T1">DjangoCon Finland </text:span><text:span text:style-name="T2">2012</text:span></text:p>
          </draw:text-box>
        </draw:frame>
        <draw:frame presentation:style-name="pr5" draw:text-style-name="P3" draw:layer="layout" svg:width="27.498cm" svg:height="3.34cm" svg:x="0.442cm" svg:y="3.645cm" presentation:class="subtitle" presentation:user-transformed="true">
          <draw:text-box>
            <text:p text:style-name="P9"><text:span text:style-name="T3">TEMPLATE CODE</text:span></text:p>
          </draw:text-box>
        </draw:frame>
        <draw:custom-shape draw:style-name="gr14" draw:text-style-name="P11" draw:layer="layout" svg:width="26.395cm" svg:height="12.065cm" svg:x="0.91cm" svg:y="7.62cm">
          <text:list text:style-name="L4">
            <text:list-header>
              <text:p text:style-name="P10"><text:span text:style-name="T9"/></text:p>
            </text:list-header>
          </text:list>
          <text:p text:style-name="P10"><text:span text:style-name="T10">&lt;di</text:span><text:span text:style-name="T11">v</text:span><text:span text:style-name="T10">&gt;</text:span></text:p>
          <text:p text:style-name="P10"><text:span text:style-name="T12">{</text:span><text:span text:style-name="T9">% code %}</text:span></text:p>
          <text:p text:style-name="P10"><text:span text:style-name="T13"><text:s text:c="4"/></text:span><text:span text:style-name="T14">from</text:span><text:span text:style-name="T13"> example.forms </text:span><text:span text:style-name="T14">import</text:span><text:span text:style-name="T13"> HelloForm</text:span></text:p>
          <text:p text:style-name="P10"><text:span text:style-name="T13"/></text:p>
          <text:p text:style-name="P10"><text:span text:style-name="T13"><text:s text:c="4"/></text:span><text:span text:style-name="T13">data = context[</text:span><text:span text:style-name="T15">'request'</text:span><text:span text:style-name="T13">].GET.copy() or </text:span><text:span text:style-name="T16">None</text:span></text:p>
          <text:p text:style-name="P10"><text:span text:style-name="T13"/></text:p>
          <text:p text:style-name="P10"><text:span text:style-name="T13"><text:s text:c="4"/></text:span><text:span text:style-name="T13">hello_form = HelloForm(data=data)</text:span></text:p>
          <text:p text:style-name="P10"><text:span text:style-name="T13"/></text:p>
          <text:p text:style-name="P10"><text:span text:style-name="T13"><text:s text:c="4"/></text:span><text:span text:style-name="T14">if</text:span><text:span text:style-name="T13"> hello_form.is_bound </text:span><text:span text:style-name="T14">and</text:span><text:span text:style-name="T13"> hello_form.is_valid():</text:span></text:p>
          <text:p text:style-name="P10"><text:span text:style-name="T13"><text:s text:c="8"/></text:span><text:span text:style-name="T13">name = hello_form.save()</text:span></text:p>
          <text:p text:style-name="P10"><text:span text:style-name="T13"/></text:p>
          <text:p text:style-name="P10"><text:span text:style-name="T13"><text:s text:c="8"/></text:span><text:span text:style-name="T13">name = '%s - %s' % (context[</text:span><text:span text:style-name="T15">'user'</text:span><text:span text:style-name="T13">], name)</text:span></text:p>
          <text:p text:style-name="P10"><text:span text:style-name="T9">{% endcode %}</text:span></text:p>
          <text:p text:style-name="P10"><text:span text:style-name="T11">&lt;/div&gt;</text:span></text:p>
          <text:p text:style-name="P10"><text:span text:style-name="T9"/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3" draw:text-style-name="P12" draw:layer="layout" svg:width="17.271cm" svg:height="12.572cm" svg:x="2.159cm" svg:y="13.271cm" presentation:class="notes" presentation:user-transformed="true">
            <draw:text-box>
              <text:p text:style-name="P12"/>
              <text:p text:style-name="P12"/>
            </draw:text-box>
          </draw:frame>
        </presentation:notes>
      </draw:page>
      <draw:page draw:name="page12" draw:style-name="dp1" draw:master-page-name="djangocon-finland-2011" presentation:presentation-page-layout-name="AL1T0">
        <office:forms form:automatic-focus="false" form:apply-design-mode="false"/>
        <draw:custom-shape draw:style-name="gr1" draw:text-style-name="P1" draw:layer="layout" svg:width="27.991cm" svg:height="2.54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17.78cm" svg:height="3.473cm" svg:x="0.635cm" svg:y="-1.27cm" presentation:class="title" presentation:user-transformed="true">
          <draw:text-box>
            <text:p><text:span text:style-name="T1"><text:line-break/></text:span><text:span text:style-name="T1">DjangoCon Finland </text:span><text:span text:style-name="T2">2012</text:span></text:p>
          </draw:text-box>
        </draw:frame>
        <draw:frame presentation:style-name="pr5" draw:text-style-name="P3" draw:layer="layout" svg:width="27.498cm" svg:height="3.34cm" svg:x="0.442cm" svg:y="3.645cm" presentation:class="subtitle" presentation:user-transformed="true">
          <draw:text-box>
            <text:p text:style-name="P9"><text:span text:style-name="T3">CODENODE CODE</text:span></text:p>
          </draw:text-box>
        </draw:frame>
        <draw:custom-shape draw:style-name="gr15" draw:text-style-name="P11" draw:layer="layout" svg:width="26.395cm" svg:height="12.065cm" svg:x="0.91cm" svg:y="7.62cm">
          <text:list text:style-name="L4">
            <text:list-header>
              <text:p text:style-name="P10"><text:span text:style-name="T17"><text:s text:c="4"/></text:span><text:span text:style-name="T14">def</text:span><text:span text:style-name="T13"> </text:span><text:span text:style-name="T16">cleanse_code_lines</text:span><text:span text:style-name="T13">(</text:span><text:span text:style-name="T16">self</text:span><text:span text:style-name="T13">, code_lines):</text:span></text:p>
            </text:list-header>
          </text:list>
          <text:p text:style-name="P10"><text:span text:style-name="T13"><text:s text:c="8"/></text:span><text:span text:style-name="T13">clean_lines = []</text:span></text:p>
          <text:p text:style-name="P10"><text:span text:style-name="T13"><text:s text:c="8"/></text:span><text:span text:style-name="T13">indent_char = code_lines[</text:span><text:span text:style-name="T15">0</text:span><text:span text:style-name="T13">][</text:span><text:span text:style-name="T15">0</text:span><text:span text:style-name="T13">]</text:span></text:p>
          <text:p text:style-name="P10"><text:span text:style-name="T13"><text:s text:c="8"/></text:span><text:span text:style-name="T14">if</text:span><text:span text:style-name="T13"> indent_char </text:span><text:span text:style-name="T14">in</text:span><text:span text:style-name="T13"> (' ', '\t'):</text:span></text:p>
          <text:p text:style-name="P10"><text:span text:style-name="T13"><text:s text:c="12"/></text:span><text:span text:style-name="T16"># Determine indent</text:span></text:p>
          <text:p text:style-name="P10"><text:span text:style-name="T13"><text:s text:c="12"/></text:span><text:span text:style-name="T13">space_count = 0</text:span></text:p>
          <text:p text:style-name="P10"><text:span text:style-name="T13"><text:s text:c="12"/></text:span><text:span text:style-name="T14">for</text:span><text:span text:style-name="T13"> c </text:span><text:span text:style-name="T14">in</text:span><text:span text:style-name="T13"> code_lines[</text:span><text:span text:style-name="T15">0</text:span><text:span text:style-name="T13">]:</text:span></text:p>
          <text:p text:style-name="P10"><text:span text:style-name="T13"><text:s text:c="16"/></text:span><text:span text:style-name="T14">if</text:span><text:span text:style-name="T13"> c == indent_char:</text:span></text:p>
          <text:p text:style-name="P10"><text:span text:style-name="T13"><text:s text:c="20"/></text:span><text:span text:style-name="T13">space_count += 1</text:span></text:p>
          <text:p text:style-name="P10"><text:span text:style-name="T13"><text:s text:c="16"/></text:span><text:span text:style-name="T14">else</text:span><text:span text:style-name="T13">:</text:span></text:p>
          <text:p text:style-name="P10"><text:span text:style-name="T13"><text:s text:c="20"/></text:span><text:span text:style-name="T13">break</text:span></text:p>
          <text:p text:style-name="P10"><text:span text:style-name="T13"><text:s text:c="12"/></text:span><text:span text:style-name="T13">indent = space_count * indent_char</text:span></text:p>
          <text:p text:style-name="P10"><text:span text:style-name="T13"><text:s text:c="12"/></text:span><text:span text:style-name="T14">for</text:span><text:span text:style-name="T13"> line </text:span><text:span text:style-name="T14">in</text:span><text:span text:style-name="T13"> code_lines:</text:span></text:p>
          <text:p text:style-name="P10"><text:span text:style-name="T13"><text:s text:c="16"/></text:span><text:span text:style-name="T13">clean_lines.append(line.replace(indent, '', 1))</text:span></text:p>
          <text:p text:style-name="P10"><text:span text:style-name="T13"><text:s text:c="8"/></text:span><text:span text:style-name="T14">return</text:span><text:span text:style-name="T13"> clean_lines </text:span><text:span text:style-name="T16">or</text:span><text:span text:style-name="T13"> code_lines</text:span></text:p>
          <text:p text:style-name="P10"><text:span text:style-name="T11"/></text:p>
          <text:p text:style-name="P10"><text:span text:style-name="T9"/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3" draw:text-style-name="P12" draw:layer="layout" svg:width="17.271cm" svg:height="12.572cm" svg:x="2.159cm" svg:y="13.271cm" presentation:class="notes" presentation:user-transformed="true">
            <draw:text-box>
              <text:p text:style-name="P12"/>
              <text:p text:style-name="P12"/>
            </draw:text-box>
          </draw:frame>
        </presentation:notes>
      </draw:page>
      <draw:page draw:name="page13" draw:style-name="dp1" draw:master-page-name="djangocon-finland-2011" presentation:presentation-page-layout-name="AL1T0">
        <office:forms form:automatic-focus="false" form:apply-design-mode="false"/>
        <draw:custom-shape draw:style-name="gr1" draw:text-style-name="P1" draw:layer="layout" svg:width="27.991cm" svg:height="2.54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17.78cm" svg:height="3.473cm" svg:x="0.635cm" svg:y="-1.27cm" presentation:class="title" presentation:user-transformed="true">
          <draw:text-box>
            <text:p><text:span text:style-name="T1"><text:line-break/></text:span><text:span text:style-name="T1">DjangoCon Finland </text:span><text:span text:style-name="T2">2012</text:span></text:p>
          </draw:text-box>
        </draw:frame>
        <draw:frame presentation:style-name="pr5" draw:text-style-name="P3" draw:layer="layout" svg:width="27.498cm" svg:height="3.34cm" svg:x="0.442cm" svg:y="3.645cm" presentation:class="subtitle" presentation:user-transformed="true">
          <draw:text-box>
            <text:p text:style-name="P9"><text:span text:style-name="T3">CODENODE CODE</text:span></text:p>
          </draw:text-box>
        </draw:frame>
        <draw:custom-shape draw:style-name="gr16" draw:text-style-name="P11" draw:layer="layout" svg:width="26.395cm" svg:height="12.065cm" svg:x="0.91cm" svg:y="7.62cm">
          <text:p text:style-name="P10"><text:span text:style-name="T14">def</text:span><text:span text:style-name="T17"> </text:span><text:span text:style-name="T16">render</text:span><text:span text:style-name="T17">(</text:span><text:span text:style-name="T16">self</text:span><text:span text:style-name="T17">, context):</text:span></text:p>
          <text:p text:style-name="P10"><text:span text:style-name="T17"><text:s text:c="3"/></text:span><text:span text:style-name="T17">code_block = </text:span><text:span text:style-name="T16">self</text:span><text:span text:style-name="T17">.nodelist[</text:span><text:span text:style-name="T15">0</text:span><text:span text:style-name="T17">]</text:span></text:p>
          <text:p text:style-name="P10"><text:span text:style-name="T17"><text:s text:c="3"/></text:span><text:span text:style-name="T17">code_lines = [l </text:span><text:span text:style-name="T14">for</text:span><text:span text:style-name="T17"> l </text:span><text:span text:style-name="T14">in</text:span><text:span text:style-name="T17"> code_block.s.splitlines() </text:span><text:span text:style-name="T14">if</text:span><text:span text:style-name="T17"> l.strip()]</text:span></text:p>
          <text:p text:style-name="P10"><text:span text:style-name="T17"><text:s text:c="3"/></text:span><text:span text:style-name="T17">code_lines = </text:span><text:span text:style-name="T16">self</text:span><text:span text:style-name="T17">.cleanse_code_lines(code_lines)</text:span></text:p>
          <text:p text:style-name="P10"><text:span text:style-name="T17"><text:s text:c="3"/></text:span><text:span text:style-name="T17">code = '\n'.join(code_lines)</text:span></text:p>
          <text:p text:style-name="P10"><text:span text:style-name="T17"/></text:p>
          <text:p text:style-name="P10"><text:span text:style-name="T17"><text:s text:c="3"/></text:span><text:span text:style-name="T17">fake_context = {}</text:span></text:p>
          <text:p text:style-name="P10"><text:span text:style-name="T17"><text:s text:c="3"/></text:span><text:span text:style-name="T14">for</text:span><text:span text:style-name="T17"> dict_ </text:span><text:span text:style-name="T14">in</text:span><text:span text:style-name="T17"> context.dicts:</text:span></text:p>
          <text:p text:style-name="P10"><text:span text:style-name="T17"><text:s text:c="7"/></text:span><text:span text:style-name="T17">fake_context.update(dict_)</text:span></text:p>
          <text:p text:style-name="P10"><text:span text:style-name="T17"/></text:p>
          <text:p text:style-name="P10"><text:span text:style-name="T17"><text:s text:c="3"/></text:span><text:span text:style-name="T17">context.dicts[</text:span><text:span text:style-name="T15">0</text:span><text:span text:style-name="T17">][</text:span><text:span text:style-name="T15">'context'</text:span><text:span text:style-name="T17">] = fake_context</text:span></text:p>
          <text:p text:style-name="P10"><text:span text:style-name="T17"/></text:p>
          <text:p text:style-name="P10"><text:span text:style-name="T17"><text:s text:c="3"/></text:span><text:span text:style-name="T16">exec</text:span><text:span text:style-name="T17">(code, context.dicts[</text:span><text:span text:style-name="T15">0</text:span><text:span text:style-name="T17">])</text:span></text:p>
          <text:p text:style-name="P10"><text:span text:style-name="T17"><text:s text:c="3"/></text:span><text:span text:style-name="T14">return</text:span><text:span text:style-name="T17"> ''</text:span></text:p>
          <text:p text:style-name="P10"><text:span text:style-name="T17"/></text:p>
          <text:p text:style-name="P10"><text:span text:style-name="T11"/></text:p>
          <text:p text:style-name="P10"><text:span text:style-name="T9"/></text:p>
          <draw:enhanced-geometry svg:viewBox="0 0 21600 21600" draw:type="mso-spt202" draw:enhanced-path="M 0 0 L 21600 0 21600 21600 0 21600 0 0 Z N"/>
        </draw:custom-shape>
        <draw:custom-shape draw:style-name="gr17" draw:text-style-name="P11" draw:layer="layout" svg:width="26.395cm" svg:height="12.065cm" svg:x="2.769cm" svg:y="7.999cm">
          <text:p text:style-name="P10"><text:span text:style-name="T17"/></text:p>
          <text:p text:style-name="P10"><text:span text:style-name="T11"/></text:p>
          <text:p text:style-name="P10"><text:span text:style-name="T9"/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3" draw:text-style-name="P12" draw:layer="layout" svg:width="17.271cm" svg:height="12.572cm" svg:x="2.159cm" svg:y="13.271cm" presentation:class="notes" presentation:user-transformed="true">
            <draw:text-box>
              <text:p text:style-name="P12"/>
              <text:p text:style-name="P12"/>
            </draw:text-box>
          </draw:frame>
        </presentation:notes>
      </draw:page>
      <draw:page draw:name="page14" draw:style-name="dp1" draw:master-page-name="djangocon-finland-2011" presentation:presentation-page-layout-name="AL1T0">
        <office:forms form:automatic-focus="false" form:apply-design-mode="false"/>
        <draw:custom-shape draw:style-name="gr1" draw:text-style-name="P1" draw:layer="layout" svg:width="27.991cm" svg:height="2.54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17.78cm" svg:height="3.473cm" svg:x="0.635cm" svg:y="-1.27cm" presentation:class="title" presentation:user-transformed="true">
          <draw:text-box>
            <text:p><text:span text:style-name="T1"><text:line-break/></text:span><text:span text:style-name="T1">DjangoCon Finland </text:span><text:span text:style-name="T2">2012</text:span></text:p>
          </draw:text-box>
        </draw:frame>
        <draw:frame presentation:style-name="pr5" draw:text-style-name="P3" draw:layer="layout" svg:width="27.498cm" svg:height="3.34cm" svg:x="0.442cm" svg:y="3.645cm" presentation:class="subtitle" presentation:user-transformed="true">
          <draw:text-box>
            <text:p text:style-name="P9"><text:span text:style-name="T3">GITHUB</text:span></text:p>
          </draw:text-box>
        </draw:frame>
        <draw:custom-shape draw:style-name="gr18" draw:text-style-name="P11" draw:layer="layout" svg:width="26.395cm" svg:height="12.065cm" svg:x="0.91cm" svg:y="7.62cm">
          <text:p text:style-name="P10"><text:span text:style-name="T18">https://github.com/mjtorn/dhp</text:span></text:p>
          <text:p text:style-name="P10"><text:span text:style-name="T17"/></text:p>
          <text:p text:style-name="P10"><text:span text:style-name="T11"/></text:p>
          <text:p text:style-name="P10"><text:span text:style-name="T9"/></text:p>
          <draw:enhanced-geometry svg:viewBox="0 0 21600 21600" draw:type="mso-spt202" draw:enhanced-path="M 0 0 L 21600 0 21600 21600 0 21600 0 0 Z N"/>
        </draw:custom-shape>
        <draw:custom-shape draw:style-name="gr19" draw:text-style-name="P11" draw:layer="layout" svg:width="26.395cm" svg:height="12.065cm" svg:x="2.769cm" svg:y="7.999cm">
          <text:p text:style-name="P10"><text:span text:style-name="T17"/></text:p>
          <text:p text:style-name="P10"><text:span text:style-name="T11"/></text:p>
          <text:p text:style-name="P10"><text:span text:style-name="T9"/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3" draw:text-style-name="P12" draw:layer="layout" svg:width="17.271cm" svg:height="12.572cm" svg:x="2.159cm" svg:y="13.271cm" presentation:class="notes" presentation:user-transformed="true">
            <draw:text-box>
              <text:p text:style-name="P12"/>
              <text:p text:style-name="P12"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jangocon-finland-2011-background" style:family="presentation">
      <style:graphic-properties draw:stroke="none" draw:fill="solid" draw:fill-color="#333366" draw:fill-image-width="0cm" draw:fill-image-height="0cm"/>
      <style:text-properties style:letter-kerning="true"/>
    </style:style>
    <style:style style:name="djangocon-finland-201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jangocon-finland-201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jangocon-finland-2011-outline1" style:family="presentation">
      <style:graphic-properties draw:stroke="none" draw:fill="none" draw:auto-grow-height="false" draw:fit-to-size="shrink-to-fit">
        <text:list-style style:name="djangocon-finland-20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jangocon-finland-2011-outline2" style:family="presentation" style:parent-style-name="djangocon-finland-201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jangocon-finland-2011-outline3" style:family="presentation" style:parent-style-name="djangocon-finland-201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jangocon-finland-2011-outline4" style:family="presentation" style:parent-style-name="djangocon-finland-201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jangocon-finland-2011-outline5" style:family="presentation" style:parent-style-name="djangocon-finland-201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jangocon-finland-2011-outline6" style:family="presentation" style:parent-style-name="djangocon-finland-201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jangocon-finland-2011-outline7" style:family="presentation" style:parent-style-name="djangocon-finland-201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jangocon-finland-2011-outline8" style:family="presentation" style:parent-style-name="djangocon-finland-201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jangocon-finland-2011-outline9" style:family="presentation" style:parent-style-name="djangocon-finland-201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jangocon-finland-2011-subtitle" style:family="presentation">
      <style:graphic-properties draw:stroke="none" draw:fill="none" draw:textarea-vertical-align="middle">
        <text:list-style style:name="djangocon-finland-201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jangocon-finland-2011-title" style:family="presentation">
      <style:graphic-properties draw:stroke="none" draw:fill="none" draw:textarea-vertical-align="middle">
        <text:list-style style:name="djangocon-finland-201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3333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jangocon-finland-2011-backgroundobjects">
      <style:graphic-properties draw:stroke="none" draw:fill="none" draw:fill-color="#ffffff" draw:auto-grow-height="false" fo:min-height="1.449cm"/>
    </style:style>
    <style:style style:name="Mpr2" style:family="presentation" style:parent-style-name="djangocon-finland-2011-backgroundobjects">
      <style:graphic-properties draw:stroke="none" draw:fill="none" draw:fill-color="#ffffff" draw:auto-grow-height="false" fo:min-height="1.397cm"/>
    </style:style>
    <style:style style:name="Mpr3" style:family="presentation" style:parent-style-name="djangocon-finland-201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jangocon-finland-2011" style:page-layout-name="PM1" draw:style-name="Mdp1">
      <office:forms form:automatic-focus="false" form:apply-design-mode="false"/>
      <draw:frame presentation:style-name="djangocon-finland-2011-title" draw:layer="backgroundobjects" svg:width="25.191cm" svg:height="3.507cm" svg:x="1.399cm" svg:y="0.837cm" presentation:class="title" presentation:placeholder="true">
        <draw:text-box/>
      </draw:frame>
      <draw:frame presentation:style-name="djangocon-finland-2011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jangocon-finland-2011-title" draw:layer="backgroundobjects" svg:width="13.968cm" svg:height="10.476cm" svg:x="3.81cm" svg:y="2.123cm" presentation:class="page"/>
        <draw:frame presentation:style-name="djangocon-finland-2011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5-01T14:43:57</meta:creation-date>
    <meta:editing-duration>P17DT21H38M36S</meta:editing-duration>
    <meta:editing-cycles>89</meta:editing-cycles>
    <meta:generator>LibreOffice/3.4$Unix LibreOffice_project/340m1$Build-602</meta:generator>
    <meta:initial-creator>Markus Törnqvist</meta:initial-creator>
    <dc:date>2012-05-26T10:17:37</dc:date>
    <meta:document-statistic meta:object-count="108"/>
  </office:meta>
</office:document-meta>
</file>